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78F72C91BE855493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9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0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6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contact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7">Service</text:span> :</text:p>
          </table:table-cell>
          <table:table-cell table:style-name="Table2.A1" office:value-type="string">
            <text:p text:style-name="P19">[res_letterbox.destination]</text:p>
          </table:table-cell>
        </table:table-row>
        <table:table-row>
          <table:table-cell table:style-name="Table2.A1" office:value-type="string">
            <text:p text:style-name="P18"><text:span text:style-name="T7">Affaire suivie par</text:span> :</text:p>
          </table:table-cell>
          <table:table-cell table:style-name="Table2.A1" office:value-type="string">
            <text:p text:style-name="P19">[user.firstname] [user.lastname]</text:p>
          </table:table-cell>
        </table:table-row>
        <table:table-row>
          <table:table-cell table:style-name="Table2.A1" office:value-type="string">
            <text:p text:style-name="P18"><text:span text:style-name="T7">Référence courrier</text:span> :</text:p>
          </table:table-cell>
          <table:table-cell table:style-name="Table2.A1" office:value-type="string">
            <text:p text:style-name="P19">[attachments.chrono]</text:p>
          </table:table-cell>
        </table:table-row>
      </table:table>
      <text:p text:style-name="P10"><text:span text:style-name="Montreuil_20_gras"><text:span text:style-name="T13"/></text:span></text:p>
      <text:p text:style-name="P14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9-04-16T15:58:15.908629917">16 avril 2019</text:date></text:span></text:p>
      <text:p text:style-name="P15"/>
      <text:p text:style-name="P11">Objet : <text:span text:style-name="T8">[attachments.subject]</text:span></text:p>
      <text:p text:style-name="P11"/>
      <text:p text:style-name="P11"/>
      <text:p text:style-name="P12">[contact.title] [contact.lastname],</text:p>
      <text:p text:style-name="P16"/>
      <text:p text:style-name="P9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7"/>
      <text:p text:style-name="P7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7"/>
      <text:p text:style-name="P7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7"/>
      <text:p text:style-name="P8">Je vous prie de recevoir, <text:span text:style-name="T8">[contact.title] [contact.lastname]</text:span>, mes plus sincères salutations. </text:p>
      <text:p text:style-name="P6"/>
      <text:p text:style-name="P6"/>
      <text:p text:style-name="P13">Sabrina SAPORTA</text:p>
      <text:p text:style-name="P13"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2M58S</meta:editing-duration>
    <meta:editing-cycles>25</meta:editing-cycles>
    <meta:generator>LibreOffice/6.0.7.3$Linux_X86_64 LibreOffice_project/00m0$Build-3</meta:generator>
    <dc:date>2019-04-16T15:58:15.769218043</dc:date>
    <meta:print-date>2016-06-06T11:07:27.701000000</meta:print-date>
    <meta:document-statistic meta:table-count="2" meta:image-count="1" meta:object-count="0" meta:page-count="1" meta:paragraph-count="22" meta:word-count="290" meta:character-count="1947" meta:non-whitespace-character-count="1665"/>
  </office:meta>
</office:document-meta>
</file>